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271c" officeooo:paragraph-rsid="001f27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</text:p>
      <text:p text:style-name="P1">- Daily 23/11/2020 : <text:s/>Elegantt (seddar).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4:18:54.998924569</meta:creation-date>
    <dc:date>2020-11-23T14:20:52.464939705</dc:date>
    <meta:editing-duration>PT1M57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" meta:word-count="7" meta:character-count="48" meta:non-whitespace-character-count="39"/>
  </office:meta>
</office:document-meta>
</file>